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51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54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55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00cc33" fo:font-size="28pt" style:font-size-asian="28pt" style:font-size-complex="28pt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0" style:family="text">
      <style:text-properties fo:font-size="28pt" fo:font-weight="normal" style:font-size-asian="28pt" style:font-weight-asian="normal" style:font-size-complex="28pt" style:font-weight-complex="normal"/>
    </style:style>
    <style:style style:name="T41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2" style:family="text">
      <style:text-properties style:use-window-font-color="true" fo:font-size="28pt" style:font-size-asian="28pt" style:font-size-complex="28pt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</text:span><text:span text:style-name="T3">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8">// C++ version </text:span><text:span text:style-name="T8"><text:line-break/></text:span><text:span text:style-name="T9">void</text:span><text:span text:style-name="T10"> swap (</text:span><text:span text:style-name="T9">int</text:span><text:span text:style-name="T10"> &amp;a, </text:span><text:span text:style-name="T9">int</text:span><text:span text:style-name="T10"> &amp;b) { </text:span><text:span text:style-name="T10"><text:line-break/></text:span><text:span text:style-name="T10">   </text:span><text:span text:style-name="T9">int</text:span><text:span text:style-name="T10"> t = a; </text:span><text:span text:style-name="T10"><text:line-break/></text:span><text:span text:style-name="T10">   a = b; </text:span><text:span text:style-name="T10"><text:line-break/></text:span><text:span text:style-name="T10">   b = t; </text:span><text:span text:style-name="T10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8">// Wrong version</text:span></text:p>
          <text:p text:style-name="P14"><text:span text:style-name="T9">void</text:span><text:span text:style-name="T10"> swap(</text:span><text:span text:style-name="T9">int</text:span><text:span text:style-name="T10"> a, </text:span><text:span text:style-name="T9">int</text:span><text:span text:style-name="T10"> b) { </text:span><text:span text:style-name="T10"><text:line-break/></text:span><text:span text:style-name="T10">   </text:span><text:span text:style-name="T9">int</text:span><text:span text:style-name="T10"> temp = a; </text:span><text:span text:style-name="T10"><text:line-break/></text:span><text:span text:style-name="T10">   a = b; </text:span><text:span text:style-name="T10"><text:line-break/></text:span><text:span text:style-name="T10">   b = temp; </text:span><text:span text:style-name="T10"><text:line-break/></text:span><text:span text:style-name="T10">} </text:span><text:span text:style-name="T10"><text:line-break/></text:span><text:span text:style-name="T9">int</text:span><text:span text:style-name="T10"> main() { </text:span><text:span text:style-name="T10"><text:line-break/></text:span><text:span text:style-name="T10">   </text:span><text:span text:style-name="T9">int</text:span><text:span text:style-name="T10"> x=</text:span><text:span text:style-name="T11">3</text:span><text:span text:style-name="T10">, y=</text:span><text:span text:style-name="T11">7</text:span><text:span text:style-name="T10">; </text:span><text:span text:style-name="T10"><text:line-break/></text:span><text:span text:style-name="T10">   swap(x, y); </text:span><text:span text:style-name="T10"><text:line-break/></text:span><text:span text:style-name="T10">   </text:span><text:span text:style-name="T8">// still x == </text:span><text:span text:style-name="T8">3, y == 7 ! </text:span><text:span text:style-name="T8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</text:span><text:span text:style-name="T3">– two </text:span><text:span text:style-name="T3">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2">(a) A pointer </text:span><text:span text:style-name="T12">that is used </text:span><text:span text:style-name="T12">like an </text:span><text:span text:style-name="T12">object.</text:span></text:p>
            </text:list-item>
            <text:list-item>
              <text:p text:style-name="P18"><text:span text:style-name="T12">(b) Alias - </text:span><text:span text:style-name="T12">alternative </text:span><text:span text:style-name="T12">name to </text:span><text:span text:style-name="T12">existing </text:span><text:span text:style-name="T12">object.</text:span></text:p>
            </text:list-item>
          </text:list>
          <text:p text:style-name="P19"><text:span text:style-name="T13">int</text:span><text:span text:style-name="T14"> i = </text:span><text:span text:style-name="T15">10</text:span><text:span text:style-name="T14">; </text:span><text:span text:style-name="T14"><text:line-break/></text:span><text:span text:style-name="T13">int</text:span><text:span text:style-name="T14">&amp; j = i; </text:span><text:span text:style-name="T16">// j is a </text:span><text:span text:style-name="T16">int </text:span><text:span text:style-name="T16">reference </text:span><text:span text:style-name="T16"><text:line-break/></text:span><text:span text:style-name="T16"> <text:s text:c="11"/></text:span><text:span text:style-name="T16">// </text:span><text:span text:style-name="T16">initialized </text:span><text:span text:style-name="T16">only </text:span></text:p>
          <text:p text:style-name="P19"><text:span text:style-name="T16"><text:s text:c="12"/></text:span><text:span text:style-name="T16">// once ! </text:span><text:span text:style-name="T16"><text:line-break/></text:span><text:span text:style-name="T14">j += </text:span><text:span text:style-name="T15">5</text:span><text:span text:style-name="T14">; </text:span><text:span text:style-name="T16">// </text:span><text:span text:style-name="T16">changes </text:span><text:span text:style-name="T16">both i and </text:span><text:span text:style-name="T16">j </text:span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</text:span><text:span text:style-name="T3">Reference </text:span><text:span text:style-name="T17"><text:s/></text:span><text:span text:style-name="T17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18">Pointer</text:span></text:p>
              </table:table-cell>
              <table:table-cell>
                <text:p text:style-name="P21"><text:span text:style-name="T18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18">Initialization</text:span></text:p>
              </table:table-cell>
              <table:table-cell>
                <text:p text:style-name="P23"><text:span text:style-name="T19">Optional</text:span></text:p>
              </table:table-cell>
              <table:table-cell>
                <text:p text:style-name="P23"><text:span text:style-name="T19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18">Dynamic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  <table:table-row table:style-name="ro1">
              <table:table-cell table:style-name="ce2">
                <text:p text:style-name="P22"><text:span text:style-name="T18">Arithmetic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  <table:table-row table:style-name="ro1">
              <table:table-cell table:style-name="ce2">
                <text:p text:style-name="P22"><text:span text:style-name="T18">Always defined</text:span></text:p>
              </table:table-cell>
              <table:table-cell table:style-name="ce4">
                <text:p text:style-name="P25"><text:span text:style-name="T21">No</text:span></text:p>
              </table:table-cell>
              <table:table-cell table:style-name="ce3">
                <text:p text:style-name="P24"><text:span text:style-name="T20">Yes</text:span></text:p>
              </table:table-cell>
            </table:table-row>
            <table:table-row table:style-name="ro1">
              <table:table-cell table:style-name="ce2">
                <text:p text:style-name="P22"><text:span text:style-name="T18">Notation</text:span></text:p>
              </table:table-cell>
              <table:table-cell table:style-name="ce4">
                <text:p text:style-name="P25"><text:span text:style-name="T21">(*p), <text:s text:c="3"/>p-&gt;x</text:span></text:p>
              </table:table-cell>
              <table:table-cell table:style-name="ce3">
                <text:p text:style-name="P24"><text:span text:style-name="T20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18">Containers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</text:span><text:span text:style-name="T3">to pass </text:span><text:span text:style-name="T3">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3">int</text:span><text:span text:style-name="T24"> * func(</text:span><text:span text:style-name="T23">int</text:span><text:span text:style-name="T24"> *var0, </text:span><text:span text:style-name="T23">int</text:span><text:span text:style-name="T24"> &amp;var1, </text:span><text:span text:style-name="T23">int</text:span><text:span text:style-name="T24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5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5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5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6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</text:span><text:span text:style-name="T3">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9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9"><text:span text:style-name="T22"><text:s text:c="15"/></text:span><text:span text:style-name="T22">Examples: <text:s/>variables, references <text:s/>…</text:span></text:p>
            <text:p text:style-name="P9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9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9"><text:span text:style-name="T32">a+5=7; </text:span><text:span text:style-name="T29"><text:s/></text:span><text:span text:style-name="T31">// Temporary = Rvalue - Comp. error</text:span></text:p>
            <text:p text:style-name="P9"><text:span text:style-name="T32">f(5)=7; </text:span><text:span text:style-name="T31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</text:span><text:span text:style-name="T3">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9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9"><text:span text:style-name="T22"><text:s text:c="15"/></text:span><text:span text:style-name="T22">Examples: <text:s/>variables, references <text:s/>…</text:span></text:p>
            <text:p text:style-name="P9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9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9"><text:span text:style-name="T32">a+5=7; </text:span><text:span text:style-name="T29"><text:s/></text:span><text:span text:style-name="T31">// Temporary = Rvalue - Comp. error</text:span></text:p>
            <text:p text:style-name="P9"><text:span text:style-name="T32">f(5)=7; </text:span><text:span text:style-name="T31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</text:span><text:span text:style-name="T3">and </text:span><text:span text:style-name="T3">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2">non-const Reference – only to a non const Lvalue.</text:span></text:p>
            <text:p text:style-name="P26"><text:span text:style-name="T22">const reference – to both Lvalue and Rvalue</text:span></text:p>
            <text:p text:style-name="P33"><text:span text:style-name="T28">int</text:span><text:span text:style-name="T29"> lv=</text:span><text:span text:style-name="T30">1</text:span><text:span text:style-name="T29">; </text:span><text:span text:style-name="T29"><text:line-break/></text:span><text:span text:style-name="T28">const</text:span><text:span text:style-name="T29"> </text:span><text:span text:style-name="T28">int</text:span><text:span text:style-name="T29"> clv=</text:span><text:span text:style-name="T30">2</text:span><text:span text:style-name="T29">; </text:span><text:span text:style-name="T29"><text:line-break/></text:span><text:span text:style-name="T28">int</text:span><text:span text:style-name="T29">&amp; lvr1=lv; </text:span><text:span text:style-name="T29"><text:line-break/></text:span><text:span text:style-name="T28">int</text:span><text:span text:style-name="T29">&amp; lvr2=lv+</text:span><text:span text:style-name="T30">1</text:span><text:span text:style-name="T29">; </text:span><text:span text:style-name="T33">//error! </text:span><text:span text:style-name="T33"><text:line-break/></text:span><text:span text:style-name="T28">int</text:span><text:span text:style-name="T29">&amp; lvr3=clv; <text:s/></text:span><text:span text:style-name="T33">//error!</text:span><text:span text:style-name="T33"><text:line-break/></text:span><text:span text:style-name="T28">const</text:span><text:span text:style-name="T29"> </text:span><text:span text:style-name="T28">int</text:span><text:span text:style-name="T29">&amp; cr1=clv; </text:span><text:span text:style-name="T29"><text:line-break/></text:span><text:span text:style-name="T28">const</text:span><text:span text:style-name="T29"> </text:span><text:span text:style-name="T28">int</text:span><text:span text:style-name="T29">&amp; cr2=</text:span><text:span text:style-name="T30">5</text:span><text:span text:style-name="T29">+</text:span><text:span text:style-name="T30">5</text:span><text:span text:style-name="T29">; // This is useful for</text:span></text:p>
            <text:p text:style-name="P33"><text:span text:style-name="T29"><text:s text:c="20"/></text:span><text:span text:style-name="T29">// Functions arguments </text:span></text:p>
            <text:p text:style-name="P33"><text:span text:style-name="T29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4">Passing </text:span><text:span text:style-name="T34">arguments by </text:span><text:span text:style-name="T34">const </text:span><text:span text:style-name="T34">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5">// Pass by value </text:span><text:span text:style-name="T35"><text:line-break/></text:span><text:span text:style-name="T36">void</text:span><text:span text:style-name="T37"> foo (</text:span><text:span text:style-name="T36">int</text:span><text:span text:style-name="T37"> 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 </text:span><text:span text:style-name="T37"><text:line-break/></text:span><text:span text:style-name="T35">// Pass by pointer </text:span><text:span text:style-name="T35"><text:line-break/></text:span><text:span text:style-name="T36">void</text:span><text:span text:style-name="T37"> foo (</text:span><text:span text:style-name="T36">int</text:span><text:span text:style-name="T37"> *p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</text:span></text:p>
          </draw:text-box>
        </draw:frame>
        <draw:custom-shape draw:name="Text Box 4" draw:style-name="gr2" draw:text-style-name="P13" draw:layer="layout" svg:width="12.673cm" svg:height="5.843cm" svg:x="12.171cm" svg:y="2.991cm">
          <text:p text:style-name="P11"><text:span text:style-name="T38">// pass by const ref </text:span><text:span text:style-name="T38"><text:line-break/></text:span><text:span text:style-name="T23">void</text:span><text:span text:style-name="T24"> foo (</text:span><text:span text:style-name="T23">const</text:span><text:span text:style-name="T24"> </text:span><text:span text:style-name="T23">int</text:span><text:span text:style-name="T24"> &amp;a) </text:span><text:span text:style-name="T24"><text:line-break/></text:span><text:span text:style-name="T24">{ </text:span><text:span text:style-name="T24"><text:line-break/></text:span><text:span text:style-name="T24">   ...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39">Avoid copying objects</text:span><text:span text:style-name="T39"><text:line-break/></text:span><text:span text:style-name="T39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</text:span><text:span text:style-name="T3">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18">By value</text:span></text:p>
              </table:table-cell>
              <table:table-cell>
                <text:p text:style-name="P21"><text:span text:style-name="T18">By reference</text:span></text:p>
              </table:table-cell>
              <table:table-cell>
                <text:p text:style-name="P21"><text:span text:style-name="T18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0">void f (Point x) {…}</text:span></text:p>
              </table:table-cell>
              <table:table-cell>
                <text:p text:style-name="P23"><text:span text:style-name="T19">void f (Point&amp; x) {…} </text:span></text:p>
              </table:table-cell>
              <table:table-cell>
                <text:p text:style-name="P23"><text:span text:style-name="T19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1">x is copied</text:span></text:p>
              </table:table-cell>
              <table:table-cell>
                <text:p text:style-name="P39"><text:span text:style-name="T42">x is not copied</text:span></text:p>
              </table:table-cell>
              <table:table-cell>
                <text:p text:style-name="P39"><text:span text:style-name="T42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1">Compiler lets f modify x, but changes have no effect outside</text:span></text:p>
              </table:table-cell>
              <table:table-cell>
                <text:p text:style-name="P39"><text:span text:style-name="T42">f can modify x</text:span></text:p>
              </table:table-cell>
              <table:table-cell>
                <text:p text:style-name="P39"><text:span text:style-name="T42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custom-shape draw:name="TextBox 3" draw:style-name="gr4" draw:text-style-name="P40" draw:layer="layout" svg:width="23.908cm" svg:height="17.315cm" svg:x="0.856cm" svg:y="0.635cm">
          <text:p text:style-name="P14"><text:span text:style-name="T23">void</text:span><text:span text:style-name="T24"> add(Point&amp; a, Point b) </text:span><text:span text:style-name="T24"><text:line-break/></text:span><text:span text:style-name="T24">{ </text:span><text:span text:style-name="T24"><text:line-break/></text:span><text:span text:style-name="T24"><text:tab/></text:span><text:span text:style-name="T38">// a is reference, b is a copy </text:span><text:span text:style-name="T38"><text:line-break/></text:span><text:span text:style-name="T38"><text:tab/></text:span><text:span text:style-name="T24">a._x += b._x; </text:span><text:span text:style-name="T24"><text:line-break/></text:span><text:span text:style-name="T24"><text:tab/></text:span><text:span text:style-name="T24">a._y += b._y; </text:span><text:span text:style-name="T24"><text:line-break/></text:span><text:span text:style-name="T24">}</text:span></text:p>
          <text:p text:style-name="P14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<text:tab/></text:span><text:span text:style-name="T24">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<text:tab/></text:span><text:span text:style-name="T24">add(p1,p2); </text:span><text:span text:style-name="T38">// note: we don’t send pointers! </text:span><text:span text:style-name="T38"><text:line-break/></text:span><text:span text:style-name="T38"><text:tab/></text:span><text:span text:style-name="T38"><text:tab/></text:span><text:span text:style-name="T38"> <text:s text:c="4"/>// p1 is now (6,8) </text:span></text:p>
          <text:p text:style-name="P14"><text:span text:style-name="T24"><text:tab/></text:span><text:span text:style-name="T24">...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3">void</text:span><text:span text:style-name="T24">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</text:span></text:p>
          <text:p text:style-name="P14"><text:span text:style-name="T38"><text:s text:c="3"/></text:span><text:span text:style-name="T38">// b is a const ref </text:span><text:span text:style-name="T38"><text:line-break/></text:span><text:span text:style-name="T38"> <text:s text:c="2"/></text:span><text:span text:style-name="T24">a._x+= b._x; </text:span><text:span text:style-name="T24"><text:line-break/></text:span><text:span text:style-name="T24">   a._y+= b._y; </text:span><text:span text:style-name="T24"><text:line-break/></text:span><text:span text:style-name="T24">}</text:span></text:p>
          <text:p text:style-name="P14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   add(p1,p2); </text:span><text:span text:style-name="T38">// note: we dont send pointers! </text:span><text:span text:style-name="T38"><text:line-break/></text:span><text:span text:style-name="T38">   </text:span><text:span text:style-name="T38"><text:tab/></text:span><text:span text:style-name="T38"><text:tab/></text:span><text:span text:style-name="T38">// p1 is now (6,8)</text:span></text:p>
          <text:p text:style-name="P14"><text:span text:style-name="T24"><text:s text:c="3"/></text:span><text:span text:style-name="T24">... </text:span><text:span text:style-name="T24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4">b is Reference =&gt; is not copied</text:span></text:p>
            </text:list-item>
            <text:list-item>
              <text:p text:style-name="P41"><text:span text:style-name="T44">b is Const <text:s text:c="6"/>=&gt; we can't change it</text:span></text:p>
            </text:list-item>
            <text:list-item>
              <text:p text:style-name="P41"><text:span text:style-name="T44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</text:span><text:span text:style-name="T3">to variable</text:span><text:span text:style-name="T45"> </text:span><text:span text:style-name="T17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6">class</text:span><text:span text:style-name="T37"> Buffer </text:span><text:span text:style-name="T37"><text:line-break/></text:span><text:span text:style-name="T37">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 : </text:span><text:span text:style-name="T37"><text:line-break/></text:span><text:span text:style-name="T37">   _length (l), </text:span><text:span text:style-name="T37"><text:line-break/></text:span><text:span text:style-name="T37">   _buf (</text:span><text:span text:style-name="T36">new</text:span><text:span text:style-name="T37"> </text:span><text:span text:style-name="T36">int</text:span><text:span text:style-name="T37"> [l]) </text:span><text:span text:style-name="T37"><text:line-break/></text:span><text:span text:style-name="T37">   { </text:span><text:span text:style-name="T37"><text:line-break/></text:span><text:span text:style-name="T37">   } </text:span><text:span text:style-name="T37"><text:line-break/></text:span><text:span text:style-name="T37">   </text:span><text:span text:style-name="T36">int</text:span><text:span text:style-name="T37">&amp; get(</text:span><text:span text:style-name="T36">size_t </text:span><text:span text:style-name="T37">i) </text:span><text:span text:style-name="T37"><text:line-break/></text:span><text:span text:style-name="T37">   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2" draw:text-style-name="P43" draw:layer="layout" svg:width="12.673cm" svg:height="6.856cm" svg:x="12.171cm" svg:y="3.175cm">
          <text:p text:style-name="P14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= </text:span><text:span text:style-name="T43">3</text:span><text:span text:style-name="T24">;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39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</text:span><text:span text:style-name="T3">from a </text:span><text:span text:style-name="T3">function </text:span><text:span text:style-name="T17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6"/></text:p>
            <text:list text:style-name="L7">
              <text:list-item>
                <text:p text:style-name="P26"><text:span text:style-name="T46">Don’t return a reference to a local variable.</text:span></text:p>
              </text:list-item>
              <text:list-item>
                <text:p text:style-name="P26"><text:span text:style-name="T46">You can return a reference to a variable that will </text:span><text:span text:style-name="T46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7">A heap variable (allocated with new).</text:span></text:p>
                  </text:list-item>
                  <text:list-item>
                    <text:p text:style-name="P46"><text:span text:style-name="T47">A variable from a lower part of the stack.</text:span></text:p>
                  </text:list-item>
                  <text:list-item>
                    <text:p text:style-name="P46"><text:span text:style-name="T47">Globals.</text:span></text:p>
                  </text:list-item>
                  <text:list-item>
                    <text:p text:style-name="P46"><text:span text:style-name="T47">Class members.</text:span></text:p>
                  </text:list-item>
                  <text:list-item>
                    <text:p text:style-name="P46"><text:span text:style-name="T47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6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534cm" svg:x="0.423cm" svg:y="0cm">
          <text:p text:style-name="P14"><text:span text:style-name="T24">Point&amp;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b is a const ref </text:span><text:span text:style-name="T38"><text:line-break/></text:span><text:span text:style-name="T38"> <text:s text:c="2"/></text:span><text:span text:style-name="T24">a._x+=b._x; </text:span><text:span text:style-name="T24"><text:line-break/></text:span><text:span text:style-name="T24">   a._y+=b._y; </text:span><text:span text:style-name="T24"><text:line-break/></text:span><text:span text:style-name="T24">   </text:span><text:span text:style-name="T23">return</text:span><text:span text:style-name="T24"> a; </text:span><text:span text:style-name="T24"><text:line-break/></text:span><text:span text:style-name="T24">}</text:span></text:p>
          <text:p text:style-name="P14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, p3(</text:span><text:span text:style-name="T43">0</text:span><text:span text:style-name="T24">,</text:span><text:span text:style-name="T43">1</text:span><text:span text:style-name="T24">); </text:span><text:span text:style-name="T24"><text:line-break/></text:span><text:span text:style-name="T24">   add(add(p1,p2),p3); <text:s text:c="9"/></text:span><text:span text:style-name="T38">// now p1 is (6,9) </text:span><text:span text:style-name="T38"><text:line-break/></text:span><text:span text:style-name="T38"> <text:s text:c="2"/></text:span><text:span text:style-name="T24">cout &lt;&lt; add(p1,p2).getX(); <text:s text:c="2"/></text:span><text:span text:style-name="T38">// note the syntax</text:span></text:p>
          <text:p text:style-name="P14"><text:span text:style-name="T24"><text:s text:c="3"/></text:span><text:span text:style-name="T24">... </text:span><text:span text:style-name="T38"><text:s/>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variables – </text:span><text:span text:style-name="T3">like in c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4.129cm" svg:height="15.662cm" svg:x="0.635cm" svg:y="2.752cm" presentation:class="outline" presentation:user-transformed="true">
          <draw:text-box>
            <text:p text:style-name="P26"><text:span text:style-name="T48">int</text:span><text:span text:style-name="T49"> * </text:span><text:span text:style-name="T48">const</text:span><text:span text:style-name="T49"> p1 = &amp;i; </text:span><text:span text:style-name="T50">// a const <text:s/></text:span></text:p>
            <text:p text:style-name="P26"><text:span text:style-name="T50">// pointer to an un-const variable </text:span></text:p>
            <text:list text:style-name="L9">
              <text:list-item>
                <text:p text:style-name="P26"><text:span text:style-name="T49">p1++; </text:span><text:span text:style-name="T50">// c.error </text:span></text:p>
              </text:list-item>
              <text:list-item>
                <text:p text:style-name="P26"><text:span text:style-name="T49">(*p1)++; </text:span><text:span text:style-name="T50">// ok </text:span></text:p>
              </text:list-item>
            </text:list>
            <text:p text:style-name="P26"><text:span text:style-name="T48">const</text:span><text:span text:style-name="T49"> </text:span><text:span text:style-name="T48">int</text:span><text:span text:style-name="T49"> * p2 = &amp;b; </text:span><text:span text:style-name="T50">// an un-const </text:span></text:p>
            <text:p text:style-name="P26"><text:span text:style-name="T50">// pointer to a const variable </text:span></text:p>
            <text:list text:style-name="L10">
              <text:list-item>
                <text:p text:style-name="P26"><text:span text:style-name="T49">p2++; </text:span><text:span text:style-name="T50">// ok</text:span></text:p>
              </text:list-item>
              <text:list-item>
                <text:p text:style-name="P26"><text:span text:style-name="T49">(*p2)++; </text:span><text:span text:style-name="T50">// c.error </text:span></text:p>
              </text:list-item>
            </text:list>
            <text:p text:style-name="P26"><text:span text:style-name="T48">const</text:span><text:span text:style-name="T49"> </text:span><text:span text:style-name="T48">int</text:span><text:span text:style-name="T49"> * </text:span><text:span text:style-name="T48">const</text:span><text:span text:style-name="T49"> p3 = &amp;b; </text:span><text:span text:style-name="T50">// a </text:span><text:span text:style-name="T50">const // pointer to a const variab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methods</text:span><text:span text:style-name="T17"> </text:span><text:span text:style-name="T17">(folder 3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4.129cm" svg:height="15.662cm" svg:x="0.635cm" svg:y="2.752cm" presentation:class="outline" presentation:user-transformed="true">
          <draw:text-box>
            <text:p text:style-name="P9"><text:span text:style-name="T28">class</text:span><text:span text:style-name="T29"> A </text:span><text:span text:style-name="T29"><text:line-break/></text:span><text:span text:style-name="T29">{ </text:span><text:span text:style-name="T29"><text:line-break/></text:span><text:span text:style-name="T28">public</text:span><text:span text:style-name="T29">: </text:span><text:span text:style-name="T29"><text:line-break/></text:span><text:span text:style-name="T29">   </text:span><text:span text:style-name="T28">void</text:span><text:span text:style-name="T29"> foo1() </text:span><text:span text:style-name="T28">const</text:span><text:span text:style-name="T29">; </text:span><text:span text:style-name="T29"><text:line-break/></text:span><text:span text:style-name="T29">   </text:span><text:span text:style-name="T28">void</text:span><text:span text:style-name="T29"> foo2(); </text:span><text:span text:style-name="T29"><text:line-break/></text:span><text:span text:style-name="T29">}; </text:span><text:span text:style-name="T29"><text:line-break/></text:span><text:span text:style-name="T28">void</text:span><text:span text:style-name="T29"> A::foo1() </text:span><text:span text:style-name="T28">const</text:span><text:span text:style-name="T29"> </text:span><text:span text:style-name="T29"><text:line-break/></text:span><text:span text:style-name="T29">{ </text:span><text:span text:style-name="T29"><text:line-break/></text:span><text:span text:style-name="T29">} </text:span><text:span text:style-name="T29"><text:line-break/></text:span><text:span text:style-name="T28">void</text:span><text:span text:style-name="T29"> A::foo2() </text:span><text:span text:style-name="T29"><text:line-break/></text:span><text:span text:style-name="T29">{ </text:span><text:span text:style-name="T29"><text:line-break/></text:span><text:span text:style-name="T29">} </text:span></text:p>
          </draw:text-box>
        </draw:frame>
        <draw:line draw:name="Line 4" draw:style-name="gr3" draw:text-style-name="P13" draw:layer="layout" svg:x1="11.804cm" svg:y1="3.598cm" svg:x2="11.893cm" svg:y2="17.846cm">
          <text:p/>
        </draw:line>
        <draw:custom-shape draw:name="Text Box 5" draw:style-name="gr2" draw:text-style-name="P13" draw:layer="layout" svg:width="12.99cm" svg:height="22.091cm" svg:x="11.853cm" svg:y="3.598cm">
          <text:p text:style-name="P14"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A a; </text:span><text:span text:style-name="T52"><text:line-break/></text:span><text:span text:style-name="T52">   </text:span><text:span text:style-name="T51">const</text:span><text:span text:style-name="T52"> A ca; </text:span><text:span text:style-name="T52"><text:line-break/></text:span><text:span text:style-name="T52">   a.foo1(); </text:span><text:span text:style-name="T52"><text:line-break/></text:span><text:span text:style-name="T52">   a.foo2(); </text:span><text:span text:style-name="T52"><text:line-break/></text:span><text:span text:style-name="T52">   ca.foo1(); </text:span><text:span text:style-name="T52"><text:line-break/></text:span><text:span text:style-name="T52">   </text:span><text:span text:style-name="T53">ca.foo2(); </text:span></text:p>
          <text:p text:style-name="P14"><text:span text:style-name="T53"><text:s text:c="4"/></text:span><text:span text:style-name="T54">// comp. error </text:span><text:span text:style-name="T54"><text:line-break/></text:span><text:span text:style-name="T52">} </text:span><text:span text:style-name="T52"><text:line-break/></text:span><text:span text:style-name="T52"><text:line-break/></text:span><text:span text:style-name="T52"><text:line-break/></text:span><text:span text:style-name="T52"/></text:p>
          <text:p text:style-name="P14"><text:span text:style-name="T52"><text:line-break/></text:span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</text:span><text:span text:style-name="T3">method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4.129cm" svg:height="15.662cm" svg:x="0.635cm" svg:y="2.752cm" presentation:class="outline" presentation:user-transformed="true">
          <draw:text-box>
            <text:p text:style-name="P26"><text:span text:style-name="T36">class</text:span><text:span text:style-name="T37"> A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   </text:span><text:span text:style-name="T36">void</text:span><text:span text:style-name="T37"> foo() </text:span><text:span text:style-name="T36">const</text:span><text:span text:style-name="T37">; </text:span><text:span text:style-name="T37"><text:line-break/></text:span><text:span text:style-name="T37">   </text:span><text:span text:style-name="T36">void</text:span><text:span text:style-name="T37"> foo(); </text:span><text:span text:style-name="T37"><text:line-break/></text:span><text:span text:style-name="T37">}; </text:span><text:span text:style-name="T37"><text:line-break/></text:span><text:span text:style-name="T36">const int</text:span><text:span text:style-name="T37"> A::foo() </text:span><text:span text:style-name="T36">const</text:span><text:span text:style-name="T37">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const foo\n";</text:span><text:span text:style-name="T37"> </text:span><text:span text:style-name="T37"><text:line-break/></text:span><text:span text:style-name="T37">} </text:span><text:span text:style-name="T37"><text:line-break/></text:span><text:span text:style-name="T36">void</text:span><text:span text:style-name="T37"> A::foo()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foo\n"</text:span><text:span text:style-name="T37">; </text:span><text:span text:style-name="T37"><text:line-break/></text:span><text:span text:style-name="T37">} </text:span></text:p>
          </draw:text-box>
        </draw:frame>
        <draw:line draw:name="Line 4" draw:style-name="gr3" draw:text-style-name="P13" draw:layer="layout" svg:x1="12.823cm" svg:y1="3.598cm" svg:x2="12.911cm" svg:y2="17.846cm">
          <text:p/>
        </draw:line>
        <draw:custom-shape draw:name="Text Box 5" draw:style-name="gr2" draw:text-style-name="P13" draw:layer="layout" svg:width="11.72cm" svg:height="15.186cm" svg:x="13.123cm" svg:y="3.598cm">
          <text:p text:style-name="P14"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A a; </text:span><text:span text:style-name="T24"><text:line-break/></text:span><text:span text:style-name="T24">   </text:span><text:span text:style-name="T23">const</text:span><text:span text:style-name="T24"> A ca; </text:span><text:span text:style-name="T24"><text:line-break/></text:span><text:span text:style-name="T24">   a.foo () = 5; </text:span><text:span text:style-name="T24"><text:line-break/></text:span><text:span text:style-name="T24">   ca.foo(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><text:line-break/></text:span><text:span text:style-name="T24"/></text:p>
          <text:p text:style-name="P14"><text:span text:style-name="T24"><text:line-break/></text:span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51" draw:layer="layout" svg:width="9.842cm" svg:height="4.612cm" svg:x="13.97cm" svg:y="13.794cm">
          <text:p text:style-name="P49"><text:span text:style-name="T56">// output</text:span></text:p>
          <text:p text:style-name="P50"><text:span text:style-name="T57">foo</text:span></text:p>
          <text:p text:style-name="P50"><text:span text:style-name="T5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58">Overload resolution, again:</text:span></text:p>
            <text:p text:style-name="P52"><text:span text:style-name="T58"/></text:p>
            <text:p text:style-name="P9"><text:span text:style-name="T49">A::foo(A* </text:span><text:span text:style-name="T48">this</text:span><text:span text:style-name="T49">) </text:span><text:span text:style-name="T49"><text:line-break/></text:span><text:span text:style-name="T49"/></text:p>
            <text:p text:style-name="P9"><text:span text:style-name="T49">A::foo(</text:span><text:span text:style-name="T48">const</text:span><text:span text:style-name="T49"> A* </text:span><text:span text:style-name="T48">this</text:span><text:span text:style-name="T49">)</text:span></text:p>
            <text:p text:style-name="P9"><text:span text:style-name="T49"><text:line-break/></text:span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const ref. to </text:span><text:span text:style-name="T3">variabl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53" draw:layer="layout" svg:width="24.129cm" svg:height="15.662cm" svg:x="0.635cm" svg:y="2.752cm" presentation:class="outline" presentation:user-transformed="true">
          <draw:text-box>
            <text:p text:style-name="P26"><text:span text:style-name="T36">class</text:span><text:span text:style-name="T37"> Buffer 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/text:p>
            <text:p text:style-name="P26"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: </text:span><text:span text:style-name="T37"><text:line-break/></text:span><text:span text:style-name="T37">   _length (l),</text:span></text:p>
            <text:p text:style-name="P26"><text:span text:style-name="T37"><text:s text:c="3"/></text:span><text:span text:style-name="T37">_buf (</text:span><text:span text:style-name="T36">new</text:span><text:span text:style-name="T37"> </text:span><text:span text:style-name="T36">int</text:span><text:span text:style-name="T37"> [l])  </text:span></text:p>
            <text:p text:style-name="P26"><text:span text:style-name="T37"><text:s text:c="8"/></text:span><text:span text:style-name="T37">{  } </text:span></text:p>
            <text:p text:style-name="P26"><text:span text:style-name="T37"><text:line-break/></text:span><text:span text:style-name="T37">   </text:span><text:span text:style-name="T36">const</text:span><text:span text:style-name="T37"> </text:span><text:span text:style-name="T36">int</text:span><text:span text:style-name="T37">&amp; get(</text:span><text:span text:style-name="T36">size_t</text:span><text:span text:style-name="T37"> i) </text:span><text:span text:style-name="T36">const</text:span><text:span text:style-name="T37"> 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2" draw:text-style-name="P13" draw:layer="layout" svg:width="14.287cm" svg:height="15.389cm" svg:x="12.171cm" svg:y="3.175cm">
          <text:p text:style-name="P14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 = </text:span><text:span text:style-name="T43">3</text:span><text:span text:style-name="T24">; </text:span><text:span text:style-name="T24"><text:line-break/></text:span><text:span text:style-name="T24"> <text:s text:c="9"/></text:span><text:span text:style-name="T38">// illegal </text:span><text:span text:style-name="T38"><text:line-break/></text:span><text:span text:style-name="T38"> <text:s text:c="2"/></text:span><text:span text:style-name="T24">std::cout &lt;&lt; </text:span></text:p>
          <text:p text:style-name="P14"><text:span text:style-name="T24"><text:s text:c="3"/></text:span><text:span text:style-name="T24">buf.get(</text:span><text:span text:style-name="T43">0</text:span><text:span text:style-name="T24">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/></text:p>
          <text:p text:style-name="P14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065cm" svg:y2="13.123cm">
          <text:p/>
        </draw:line>
        <draw:custom-shape draw:name="Line Callout 1 1" draw:style-name="gr15" draw:text-style-name="P54" draw:layer="layout" svg:width="4.55cm" svg:height="3.174cm" svg:x="16.256cm" svg:y="14.986cm">
          <text:p text:style-name="P28"><text:span text:style-name="T25">Why</text:span><text:span text:style-name="T25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56" draw:layer="layout" svg:width="23.706cm" svg:height="8.89cm" svg:x="0.847cm" svg:y="2.54cm" presentation:class="outline" presentation:user-transformed="true">
          <draw:text-box>
            <text:list text:style-name="L11">
              <text:list-item>
                <text:p text:style-name="P55"><text:span text:style-name="T60">mutable </text:span><text:span text:style-name="T61">means that a variable can </text:span><text:span text:style-name="T61">be changed by a const function </text:span><text:span text:style-name="T61">(even if the object is const)</text:span></text:p>
              </text:list-item>
              <text:list-item>
                <text:p text:style-name="P55"><text:span text:style-name="T61">QUESTION: When would you use </text:span><text:span text:style-name="T61">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</text:span><text:span text:style-name="T3">example #1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62">class</text:span><text:span text:style-name="T63"> X</text:span></text:p>
            <text:p text:style-name="P9"><text:span text:style-name="T63">{ </text:span><text:span text:style-name="T63"><text:line-break/></text:span><text:span text:style-name="T62">public</text:span><text:span text:style-name="T63">:</text:span></text:p>
            <text:p text:style-name="P9"><text:span text:style-name="T63"><text:s text:c="2"/></text:span><text:span text:style-name="T63">...</text:span></text:p>
            <text:p text:style-name="P9"><text:span text:style-name="T63"><text:s text:c="2"/></text:span><text:span text:style-name="T63">X() : _fooAccessCount(0) {}</text:span></text:p>
            <text:p text:style-name="P9"><text:span text:style-name="T63"> </text:span></text:p>
            <text:p text:style-name="P9"><text:span text:style-name="T63">  </text:span><text:span text:style-name="T62">bool</text:span><text:span text:style-name="T63"> foo() </text:span><text:span text:style-name="T62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++_fooAccessCount;</text:span></text:p>
            <text:p text:style-name="P9"><text:span text:style-name="T63"><text:s text:c="6"/></text:span><text:span text:style-name="T63">... </text:span><text:span text:style-name="T63"><text:line-break/></text:span><text:span text:style-name="T63">   } </text:span></text:p>
            <text:p text:style-name="P9"><text:span text:style-name="T63"><text:s text:c="3"/></text:span><text:span text:style-name="T62">unsigned int </text:span><text:span text:style-name="T63">fooAccessCount() { return _fooAccessCount; }</text:span><text:span text:style-name="T63"><text:line-break/></text:span><text:span text:style-name="T63"/></text:p>
            <text:p text:style-name="P9"><text:span text:style-name="T62">private</text:span><text:span text:style-name="T63">: </text:span><text:span text:style-name="T63"><text:line-break/></text:span><text:span text:style-name="T63">   </text:span><text:span text:style-name="T62">mutable unsigned int </text:span><text:span text:style-name="T63">_fooAccessCount; 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</text:span><text:span text:style-name="T3">example #2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62">class</text:span><text:span text:style-name="T63"> Shape</text:span></text:p>
            <text:p text:style-name="P9"><text:span text:style-name="T63">{ </text:span><text:span text:style-name="T63"><text:line-break/></text:span><text:span text:style-name="T62">public</text:span><text:span text:style-name="T63">:</text:span></text:p>
            <text:p text:style-name="P9"><text:span text:style-name="T63"><text:s text:c="2"/></text:span><text:span text:style-name="T63">...</text:span></text:p>
            <text:p text:style-name="P9"><text:span text:style-name="T62"><text:s text:c="2"/></text:span><text:span text:style-name="T62">void </text:span><text:span text:style-name="T63">set...(...) { _areaNeedUpdate= </text:span><text:span text:style-name="T62">true</text:span><text:span text:style-name="T63">; ... }</text:span><text:span text:style-name="T62"> </text:span><text:span text:style-name="T63">  </text:span></text:p>
            <text:p text:style-name="P9"><text:span text:style-name="T62"><text:s text:c="2"/></text:span><text:span text:style-name="T62">double</text:span><text:span text:style-name="T63"> area() </text:span><text:span text:style-name="T62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if (_areaNeedUpdate) {</text:span></text:p>
            <text:p text:style-name="P9"><text:span text:style-name="T63"><text:s text:c="9"/></text:span><text:span text:style-name="T63">_area = ...</text:span></text:p>
            <text:p text:style-name="P9"><text:span text:style-name="T63"><text:s text:c="9"/></text:span><text:span text:style-name="T63">_areaNeedUpdate= </text:span><text:span text:style-name="T62">false</text:span><text:span text:style-name="T63">;</text:span></text:p>
            <text:p text:style-name="P9"><text:span text:style-name="T63"><text:s text:c="6"/></text:span><text:span text:style-name="T63">}</text:span></text:p>
            <text:p text:style-name="P9"><text:span text:style-name="T63"><text:s text:c="6"/></text:span><text:span text:style-name="T63">return _area; </text:span><text:span text:style-name="T63"><text:line-break/></text:span><text:span text:style-name="T63">   } </text:span></text:p>
            <text:p text:style-name="P9"><text:span text:style-name="T62">private</text:span><text:span text:style-name="T63">: </text:span><text:span text:style-name="T63"><text:line-break/></text:span><text:span text:style-name="T63">   </text:span><text:span text:style-name="T62">mutable bool </text:span><text:span text:style-name="T63">_areaNeedUpdate= </text:span><text:span text:style-name="T62">true</text:span><text:span text:style-name="T63">;</text:span></text:p>
            <text:p text:style-name="P9"><text:span text:style-name="T63"><text:s text:c="3"/></text:span><text:span text:style-name="T62">mutable double </text:span><text:span text:style-name="T63">_area;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1">11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1">11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9</meta:editing-cycles>
    <meta:print-date>1999-11-04T13:06:28</meta:print-date>
    <meta:creation-date>1999-10-10T10:49:40</meta:creation-date>
    <dc:date>2019-03-11T22:38:27.837083011</dc:date>
    <meta:editing-duration>P27DT12H5M57S</meta:editing-duration>
    <meta:generator>LibreOffice/6.1.5.2$Linux_X86_64 LibreOffice_project/10$Build-2</meta:generator>
    <meta:document-statistic meta:object-count="19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